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SupportTests.existing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ransactionSupportTests.doInTransactionWithoutResult( Transaction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SupportTests.transactionTemplateWithRollback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ransactionSupportTests.transactionTemplateInitial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ransactionSupportTests.rollbackOnlyWithExisting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ansactionSupportTests.rollbackOnlyWithoutExisting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ansactionSupportTests.rollbackWithExisting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ansactionSupportTests.transactionTemplateEqua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ansactionSupportTests.rollbackWithoutExisting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ansactionSupportTests.noExisting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ransactionSupportTests.transactionTemplateWith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ansactionSupportTests.commitWithExisting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ansactionSupportTests.commitWithoutExisting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ansactionSupportTests.doRollback( DefaultTransaction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actionSupportTests.transactionTemplateWithCallbackP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ansactionSupportTests.transaction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ransactionSupportTests.transactionTemplateWith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ransactionSupportTests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